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af32c" officeooo:paragraph-rsid="000af32c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af32c" officeooo:paragraph-rsid="000c4a5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af32c" officeooo:paragraph-rsid="000cb72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af32c" officeooo:paragraph-rsid="00103936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af32c" officeooo:paragraph-rsid="0010a48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af32c" officeooo:paragraph-rsid="0011b45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af32c" officeooo:paragraph-rsid="0015947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af32c" officeooo:paragraph-rsid="00195e6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b255c" officeooo:paragraph-rsid="000b255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0b255c" officeooo:paragraph-rsid="000c4a5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0b255c" officeooo:paragraph-rsid="0011b45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0b255c" officeooo:paragraph-rsid="0015947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5947d" officeooo:paragraph-rsid="0015947d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paragraph-rsid="000af32c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fo:letter-spacing="normal" fo:font-style="normal" officeooo:rsid="000af32c"/>
    </style:style>
    <style:style style:name="T3" style:family="text">
      <style:text-properties fo:font-variant="normal" fo:text-transform="none" fo:color="#000000" style:font-name="monospace" fo:font-size="9.75pt" fo:letter-spacing="normal" fo:font-style="normal" officeooo:rsid="00103936"/>
    </style:style>
    <style:style style:name="T4" style:family="text">
      <style:text-properties style:text-underline-style="none" officeooo:rsid="000af32c" style:font-weight-asian="normal" style:font-weight-complex="normal"/>
    </style:style>
    <style:style style:name="T5" style:family="text">
      <style:text-properties officeooo:rsid="000b255c"/>
    </style:style>
    <style:style style:name="T6" style:family="text">
      <style:text-properties officeooo:rsid="000c4a55"/>
    </style:style>
    <style:style style:name="T7" style:family="text">
      <style:text-properties officeooo:rsid="000cb72a"/>
    </style:style>
    <style:style style:name="T8" style:family="text">
      <style:text-properties officeooo:rsid="00103936"/>
    </style:style>
    <style:style style:name="T9" style:family="text">
      <style:text-properties officeooo:rsid="0010a483"/>
    </style:style>
    <style:style style:name="T10" style:family="text">
      <style:text-properties officeooo:rsid="0011b459"/>
    </style:style>
    <style:style style:name="T11" style:family="text">
      <style:text-properties officeooo:rsid="001387d4"/>
    </style:style>
    <style:style style:name="T12" style:family="text">
      <style:text-properties officeooo:rsid="0015947d"/>
    </style:style>
    <style:style style:name="T13" style:family="text">
      <style:text-properties officeooo:rsid="0016fd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viewMiles REST API </text:p>
      <text:p text:style-name="P2"/>
      <text:p text:style-name="P4">Endpoint : <text:span text:style-name="T7">/api/category/add/</text:span></text:p>
      <text:p text:style-name="P10">Description : add a category to add subcategory provide a valid parent category ID </text:p>
      <text:p text:style-name="P2">Permissions <text:s/>: Requires Admin Login</text:p>
      <text:p text:style-name="P2">POST Parameters :</text:p>
      <text:p text:style-name="P2"><text:tab/>category<text:tab/><text:tab/><text:tab/>name of category</text:p>
      <text:p text:style-name="P2"><text:tab/>parentCategoryId <text:tab/><text:tab/>optional parent category id</text:p>
      <text:p text:style-name="P2">Return Value: </text:p>
      <text:p text:style-name="P15"><text:span text:style-name="T4"><text:tab/></text:span><text:span text:style-name="T1">categoryId<text:tab/><text:tab/><text:tab/></text:span><text:span text:style-name="T2">int<text:tab/><text:tab/><text:tab/><text:tab/></text:span></text:p>
      <text:p text:style-name="P2"/>
      <text:p text:style-name="P4">Endpoint : <text:span text:style-name="T7">/api/category/get/</text:span></text:p>
      <text:p text:style-name="P10">Description : get base categories, provide prent category for subcategories</text:p>
      <text:p text:style-name="P2">Permissions : public</text:p>
      <text:p text:style-name="P2">POST Parameters : </text:p>
      <text:p text:style-name="P2"><text:tab/>start<text:tab/><text:tab/><text:tab/><text:tab/>optional start count</text:p>
      <text:p text:style-name="P2"><text:tab/>parentCategoryId<text:tab/><text:tab/>optional parent category id</text:p>
      <text:p text:style-name="P2">Return Value : <text:s/>list of objects with following parameters</text:p>
      <text:p text:style-name="P2"><text:tab/><text:span text:style-name="T1">categoryId<text:tab/><text:tab/><text:tab/>int<text:tab/><text:tab/><text:tab/><text:tab/></text:span></text:p>
      <text:p text:style-name="P15"><text:span text:style-name="T1"><text:tab/>parentCategoryId<text:tab/><text:tab/></text:span><text:span text:style-name="T2">int</text:span></text:p>
      <text:p text:style-name="P15"><text:span text:style-name="T2"><text:tab/></text:span><text:span text:style-name="T1">category<text:tab/><text:tab/><text:tab/></text:span><text:span text:style-name="T2">string</text:span></text:p>
      <text:p text:style-name="P2"><text:span text:style-name="T1"><text:tab/>owner<text:tab/><text:tab/><text:tab/><text:tab/>int</text:span></text:p>
      <text:p text:style-name="P2"><text:span text:style-name="T1"/></text:p>
      <text:p text:style-name="P4">Endpoint : <text:span text:style-name="T7">/api/category/find/</text:span></text:p>
      <text:p text:style-name="P10">Description : search for a category</text:p>
      <text:p text:style-name="P2">Permissions : public</text:p>
      <text:p text:style-name="P2">POST Parameters : </text:p>
      <text:p text:style-name="P2"><text:tab/>category<text:tab/><text:tab/><text:tab/>string to search</text:p>
      <text:p text:style-name="P2">Return Value : <text:s/>list of objects with following parameters</text:p>
      <text:p text:style-name="P2"><text:tab/>c<text:span text:style-name="T1">ategoryId<text:tab/><text:tab/><text:tab/>int<text:tab/><text:tab/><text:tab/><text:tab/></text:span></text:p>
      <text:p text:style-name="P15"><text:span text:style-name="T1"><text:tab/>parentCategoryId<text:tab/><text:tab/></text:span><text:span text:style-name="T2">int</text:span></text:p>
      <text:p text:style-name="P15"><text:span text:style-name="T2"><text:tab/></text:span><text:span text:style-name="T1">category<text:tab/><text:tab/><text:tab/></text:span><text:span text:style-name="T2">string</text:span></text:p>
      <text:p text:style-name="P2"><text:span text:style-name="T1"><text:tab/>owner<text:tab/><text:tab/><text:tab/><text:tab/>int</text:span></text:p>
      <text:p text:style-name="P2"><text:span text:style-name="T1"/></text:p>
      <text:p text:style-name="P4">Endpoint : <text:span text:style-name="T7">/api/question/add/</text:span></text:p>
      <text:p text:style-name="P10">Description : add a question </text:p>
      <text:p text:style-name="P2">Permissions : <text:span text:style-name="T5">login required</text:span></text:p>
      <text:p text:style-name="P2">POST Parameters :</text:p>
      <text:p text:style-name="P2"><text:tab/><text:span text:style-name="T5">title<text:tab/><text:tab/><text:tab/><text:tab/>question title</text:span></text:p>
      <text:p text:style-name="P2"><text:tab/><text:span text:style-name="T5">description<text:tab/><text:tab/><text:tab/>question description</text:span></text:p>
      <text:p text:style-name="P2"><text:tab/><text:span text:style-name="T5">isMCQ<text:tab/><text:tab/><text:tab/><text:tab/>optional to use only if question is a MCQ</text:span></text:p>
      <text:p text:style-name="P2">Return Value :</text:p>
      <text:p text:style-name="P2"><text:tab/><text:span text:style-name="T5">questionId<text:tab/><text:tab/><text:tab/>int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<text:soft-page-break/>Endpoint : <text:span text:style-name="T7">/api/question/get/</text:span></text:p>
      <text:p text:style-name="P10">Description : <text:span text:style-name="T6">get list of questions</text:span></text:p>
      <text:p text:style-name="P2">Permissions : <text:span text:style-name="T6">public</text:span></text:p>
      <text:p text:style-name="P2">POST Parameters :</text:p>
      <text:p text:style-name="P2"><text:tab/><text:span text:style-name="T6">start<text:tab/><text:tab/><text:tab/><text:tab/>optional start index</text:span></text:p>
      <text:p text:style-name="P9">Return Value : <text:s/>list of objects with following parameters</text:p>
      <text:p text:style-name="P2"><text:tab/><text:span text:style-name="T6">questionId<text:tab/><text:tab/><text:tab/>int</text:span></text:p>
      <text:p text:style-name="P2"><text:tab/><text:span text:style-name="T6">isMCQ<text:tab/><text:tab/><text:tab/><text:tab/>boolean</text:span></text:p>
      <text:p text:style-name="P2"><text:tab/><text:span text:style-name="T6">title<text:tab/><text:tab/><text:tab/><text:tab/>string</text:span></text:p>
      <text:p text:style-name="P2"><text:tab/><text:span text:style-name="T6">description<text:tab/><text:tab/><text:tab/>string</text:span></text:p>
      <text:p text:style-name="P2"><text:tab/><text:span text:style-name="T6">owner<text:tab/><text:tab/><text:tab/><text:tab/>int</text:span></text:p>
      <text:p text:style-name="P2"/>
      <text:p text:style-name="P3">Endpoint : <text:span text:style-name="T6">/api/question/find/</text:span></text:p>
      <text:p text:style-name="P10">Description : <text:span text:style-name="T7">search questions with title</text:span></text:p>
      <text:p text:style-name="P2">Permissions : <text:span text:style-name="T7">public</text:span></text:p>
      <text:p text:style-name="P2">POST Parameters :</text:p>
      <text:p text:style-name="P4"><text:tab/><text:span text:style-name="T7">title<text:tab/><text:tab/><text:tab/><text:tab/>search string</text:span></text:p>
      <text:p text:style-name="P9">Return Value : <text:s/>list of objects with following parameters</text:p>
      <text:p text:style-name="P4"><text:tab/><text:span text:style-name="T6">questionId<text:tab/><text:tab/><text:tab/>int</text:span></text:p>
      <text:p text:style-name="P4"><text:tab/><text:span text:style-name="T6">isMCQ<text:tab/><text:tab/><text:tab/><text:tab/>boolean</text:span></text:p>
      <text:p text:style-name="P4"><text:tab/><text:span text:style-name="T6">title<text:tab/><text:tab/><text:tab/><text:tab/>string</text:span></text:p>
      <text:p text:style-name="P4"><text:tab/><text:span text:style-name="T6">description<text:tab/><text:tab/><text:tab/>string</text:span></text:p>
      <text:p text:style-name="P4"><text:tab/><text:span text:style-name="T6">owner<text:tab/><text:tab/><text:tab/><text:tab/>int</text:span></text:p>
      <text:p text:style-name="P4"/>
      <text:p text:style-name="P5">Endpoint : <text:span text:style-name="T8">/api/choice/get</text:span></text:p>
      <text:p text:style-name="P11">Description : <text:span text:style-name="T8">get choices of a question</text:span></text:p>
      <text:p text:style-name="P3">Permissions :<text:tab/><text:span text:style-name="T8">public</text:span></text:p>
      <text:p text:style-name="P3">POST Parameters :</text:p>
      <text:p text:style-name="P5"><text:tab/><text:span text:style-name="T8">questionId<text:tab/><text:tab/><text:tab/>int</text:span></text:p>
      <text:p text:style-name="P9">Return Value : list of objects with following parameters </text:p>
      <text:p text:style-name="P5"><text:tab/><text:span text:style-name="T8">optionId<text:tab/><text:tab/><text:tab/>int</text:span></text:p>
      <text:p text:style-name="P5"><text:tab/><text:span text:style-name="T8">questionId<text:tab/><text:tab/><text:tab/>int</text:span></text:p>
      <text:p text:style-name="P5"><text:tab/><text:span text:style-name="T8">choice<text:tab/><text:tab/><text:tab/><text:tab/>string</text:span></text:p>
      <text:p text:style-name="P5"><text:tab/><text:span text:style-name="T8">isCorrect<text:tab/><text:tab/><text:tab/>boolean</text:span></text:p>
      <text:p text:style-name="P5"><text:tab/><text:span text:style-name="T8">owner<text:tab/><text:tab/><text:tab/><text:tab/>int</text:span></text:p>
      <text:p text:style-name="P5"/>
      <text:p text:style-name="P5">Endpoint : <text:span text:style-name="T8">/api/choice/add/</text:span></text:p>
      <text:p text:style-name="P11">Description : <text:span text:style-name="T8">add choice for a mcq</text:span></text:p>
      <text:p text:style-name="P3">Permissions :<text:tab/><text:span text:style-name="T8">login user</text:span></text:p>
      <text:p text:style-name="P3">POST Parameters :</text:p>
      <text:p text:style-name="P5"><text:tab/><text:span text:style-name="T8">questionId<text:tab/><text:tab/><text:tab/>must be a valid mcq question id</text:span></text:p>
      <text:p text:style-name="P5"><text:tab/><text:span text:style-name="T8">choice<text:tab/><text:tab/><text:tab/><text:tab/>choice value</text:span></text:p>
      <text:p text:style-name="P5"><text:tab/><text:span text:style-name="T8">isCorrect<text:tab/><text:tab/><text:tab/>use only if choice is correct choice</text:span></text:p>
      <text:p text:style-name="P3">Return Value :</text:p>
      <text:p text:style-name="P3"><text:tab/><text:span text:style-name="T3">optionId<text:tab/><text:tab/><text:tab/>int</text:span></text:p>
      <text:p text:style-name="P3"><text:span text:style-name="T3"/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Endpoint : /<text:span text:style-name="T9">api/answer/get/</text:span></text:p>
      <text:p text:style-name="P11">Description : <text:span text:style-name="T9">get answers of a question</text:span></text:p>
      <text:p text:style-name="P3">Permissions :<text:tab/><text:span text:style-name="T9">public</text:span></text:p>
      <text:p text:style-name="P3">POST Parameters : </text:p>
      <text:p text:style-name="P6"><text:tab/><text:span text:style-name="T9">questionId<text:tab/><text:tab/><text:tab/>valid non mcq questionId</text:span></text:p>
      <text:p text:style-name="P6"><text:tab/><text:span text:style-name="T9">start<text:tab/><text:tab/><text:tab/><text:tab/>optional start index</text:span></text:p>
      <text:p text:style-name="P9">Return Value : <text:s/>list of objects with following parameters</text:p>
      <text:p text:style-name="P3"><text:tab/><text:span text:style-name="T9">answerId<text:tab/><text:tab/><text:tab/>int</text:span></text:p>
      <text:p text:style-name="P3"><text:tab/><text:span text:style-name="T9">questionId<text:tab/><text:tab/><text:tab/>int</text:span></text:p>
      <text:p text:style-name="P3"><text:tab/><text:span text:style-name="T9">answer<text:tab/><text:tab/><text:tab/><text:tab/>string</text:span></text:p>
      <text:p text:style-name="P3"><text:tab/><text:span text:style-name="T9">owner<text:tab/><text:tab/><text:tab/><text:tab/>int</text:span></text:p>
      <text:p text:style-name="P3"/>
      <text:p text:style-name="P3">Endpoint : /<text:span text:style-name="T9">api/answer/add</text:span></text:p>
      <text:p text:style-name="P11">Description : <text:span text:style-name="T9">add ans of non mcq question</text:span></text:p>
      <text:p text:style-name="P3">Permissions : <text:span text:style-name="T9">login required</text:span></text:p>
      <text:p text:style-name="P3">POST Parameters : </text:p>
      <text:p text:style-name="P3"><text:tab/><text:span text:style-name="T9">questionId<text:tab/><text:tab/><text:tab/>valid nonMcq question Id</text:span></text:p>
      <text:p text:style-name="P3"><text:tab/><text:span text:style-name="T9">answer<text:tab/><text:tab/><text:tab/><text:tab/>answer string</text:span></text:p>
      <text:p text:style-name="P3">Return Value : </text:p>
      <text:p text:style-name="P3"><text:tab/><text:span text:style-name="T9">answerId<text:tab/><text:tab/><text:tab/>int</text:span></text:p>
      <text:p text:style-name="P3"/>
      <text:p text:style-name="P7">Endpoint : /<text:span text:style-name="T9">api/question/addtag</text:span></text:p>
      <text:p text:style-name="P12">Description : <text:span text:style-name="T9">add tag to question</text:span></text:p>
      <text:p text:style-name="P7">Permissions : <text:span text:style-name="T9">login required</text:span></text:p>
      <text:p text:style-name="P7">POST Parameters : </text:p>
      <text:p text:style-name="P7"><text:tab/><text:span text:style-name="T9">questionId<text:tab/><text:tab/><text:tab/>valid question Id</text:span></text:p>
      <text:p text:style-name="P7"><text:tab/><text:span text:style-name="T10">tagId<text:tab/><text:tab/><text:tab/><text:tab/>valid categoryId</text:span></text:p>
      <text:p text:style-name="P7">Return Value :</text:p>
      <text:p text:style-name="P7"><text:tab/><text:span text:style-name="T10">result<text:tab/><text:tab/><text:tab/><text:tab/>string</text:span></text:p>
      <text:p text:style-name="P7"/>
      <text:p text:style-name="P7">Endpoint : /<text:span text:style-name="T9">api/question/deltag</text:span></text:p>
      <text:p text:style-name="P12">Description : <text:span text:style-name="T11">delete tag form question</text:span></text:p>
      <text:p text:style-name="P7">Permissions : <text:span text:style-name="T9">login required</text:span></text:p>
      <text:p text:style-name="P7">POST Parameters : </text:p>
      <text:p text:style-name="P7"><text:tab/><text:span text:style-name="T9">questionId<text:tab/><text:tab/><text:tab/>valid question Id</text:span></text:p>
      <text:p text:style-name="P7"><text:tab/><text:span text:style-name="T10">tagId<text:tab/><text:tab/><text:tab/><text:tab/>valid categoryId</text:span></text:p>
      <text:p text:style-name="P7">Return Value :</text:p>
      <text:p text:style-name="P7"><text:tab/><text:span text:style-name="T10">result<text:tab/><text:tab/><text:tab/><text:tab/>string</text:span></text:p>
      <text:p text:style-name="P7"/>
      <text:p text:style-name="P14"/>
      <text:p text:style-name="P8">Endpoint : <text:span text:style-name="T12">/api/question/gettags</text:span></text:p>
      <text:p text:style-name="P13">Description : <text:span text:style-name="T12">get tag list of question</text:span></text:p>
      <text:p text:style-name="P8">Permissions : <text:span text:style-name="T12">public</text:span></text:p>
      <text:p text:style-name="P8">POST Parameters : </text:p>
      <text:p text:style-name="P8"><text:tab/><text:span text:style-name="T9">questionId<text:tab/><text:tab/><text:tab/>valid question Id</text:span></text:p>
      <text:p text:style-name="P9">Return Value : <text:s/>list of objects with following parameters</text:p>
      <text:p text:style-name="P8"><text:tab/><text:span text:style-name="T13">questionId<text:tab/><text:tab/><text:tab/>int</text:span></text:p>
      <text:p text:style-name="P8"><text:tab/><text:span text:style-name="T13">tagId<text:tab/><text:tab/><text:tab/><text:tab/>int</text:span></text:p>
      <text:p text:style-name="P8"><text:tab/><text:span text:style-name="T13">tag<text:tab/><text:tab/><text:tab/><text:tab/>string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6T14:22:17.290505584</meta:creation-date>
    <dc:date>2015-06-08T01:54:52.860067469</dc:date>
    <meta:editing-duration>P1DT6H35M18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3" meta:paragraph-count="125" meta:word-count="475" meta:character-count="3340" meta:non-whitespace-character-count="2758"/>
  </office:meta>
</office:document-meta>
</file>